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gradient-name="gradient" draw:fill-hatch-name="hatch"/>
      <style:paragraph-properties fo:line-height="150%" fo:text-align="center" style:justify-single-word="false"/>
      <style:text-properties fo:font-size="16pt" officeooo:paragraph-rsid="0017fae4" style:font-size-asian="16pt" style:font-size-complex="16pt"/>
    </style:style>
    <style:style style:name="P2" style:family="paragraph" style:parent-style-name="Standard">
      <loext:graphic-properties draw:fill-gradient-name="gradient" draw:fill-hatch-name="hatch"/>
      <style:paragraph-properties fo:line-height="150%"/>
      <style:text-properties fo:font-size="16pt" officeooo:paragraph-rsid="0017fae4" style:font-size-asian="16pt" style:font-size-complex="16pt"/>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fo:language="en" fo:country="US" fo:font-style="italic" style:text-underline-style="solid" style:text-underline-width="auto" style:text-underline-color="font-color" fo:font-weight="bold" style:font-size-asian="14pt" style:font-style-asian="italic" style:font-weight-asian="bold" style:font-name-complex="Times New Roman1" style:font-size-complex="14pt"/>
    </style:style>
    <style:style style:name="T3" style:family="text">
      <style:text-properties style:font-name="Times New Roman" fo:language="en" fo:country="US" fo:font-style="italic" style:text-underline-style="solid" style:text-underline-width="auto" style:text-underline-color="font-color" fo:font-weight="bold" style:font-style-asian="italic" style:font-weight-asian="bold" style:font-name-complex="Times New Roman1"/>
    </style:style>
    <style:style style:name="T4" style:family="text">
      <style:text-properties style:font-name="Times New Roman"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XXII</text:span></text:p>
      <text:p text:style-name="P2"><text:span text:style-name="T4">Войдя в аудиторию, Юля весело и беззаботно села рядом с Павлом, разложив свои вещи. </text:span></text:p>
      <text:p text:style-name="P2"><text:span text:style-name="T4">–Привет, – улыбнувшись, сказала девушка.</text:span></text:p>
      <text:p text:style-name="P2"><text:span text:style-name="T4">–А, это ты. Прости, не помню твоего имени.</text:span></text:p>
      <text:p text:style-name="P2"><text:span text:style-name="T4">–Меня Юля зовут. А тебя-то как? </text:span></text:p>
      <text:p text:style-name="P2"><text:span text:style-name="T4">–Павел я, – спокойно и без эмоций ответил парень. </text:span></text:p>
      <text:p text:style-name="P2"><text:span text:style-name="T4">–У тебя что-то случилось?</text:span></text:p>
      <text:p text:style-name="P2"><text:span text:style-name="T4">–Да так, ничего, все хорошо. Ты не знаешь, где Дарья Дмитриевна? </text:span></text:p>
      <text:p text:style-name="P2"><text:span text:style-name="T4">–Я слышала, что она уволилась. Не знаешь почему? </text:span></text:p>
      <text:p text:style-name="P2"><text:span text:style-name="T4">–К сожалению, думаю, знаю. Только не бери в голову. Не хочешь погулять сегодня? – спросил Павел, складывая ноутбук.</text:span></text:p>
      <text:p text:style-name="P2"><text:span text:style-name="T4">–А где? </text:span></text:p>
      <text:p text:style-name="P2"><text:span text:style-name="T4">–Ну можно в парке, например.</text:span></text:p>
      <text:p text:style-name="P2"><text:span text:style-name="T4">–Ну я подумаю. А почему ты именно сюда пошел учиться? </text:span></text:p>
      <text:p text:style-name="P2"><text:span text:style-name="T4">–Ну на самом деле, я пошел сюда из-за того, что меня очень привлекает это направление физики.</text:span></text:p>
      <text:p text:style-name="P2"><text:span text:style-name="T4">Разговор между Павлом и Юлей затянулся. Забыв о своей тоске, Алехин быстро сблизился с девушкой, и весь день общался с ней, рассказывая о себе и узнавая больше про нее. Когда занятия закончились, они вышли из университета, весело разговаривая. <text:s/></text:span></text:p>
      <text:p text:style-name="P2"><text:span text:style-name="T4">–Тебе куда сейчас? – спросил Павел.</text:span></text:p>
      <text:p text:style-name="P2"><text:span text:style-name="T4">–На самом деле я свободна. Можно погулять.</text:span></text:p>
      <text:p text:style-name="P2"><text:span text:style-name="T4">–Тогда поехали до меня, мне нужно оставить вещи и кое-что взять.</text:span></text:p>
      <text:p text:style-name="P2"><text:span text:style-name="T4">–Ну поехали. Мы на метро? Нам на какую? </text:span></text:p>
      <text:p text:style-name="P2"><text:span text:style-name="T4">–Ну какое метро? На машине, конечно.</text:span></text:p>
      <text:p text:style-name="P2"><text:soft-page-break/><text:span text:style-name="T4">–Стоп, что? </text:span></text:p>
      <text:p text:style-name="P2"><text:span text:style-name="T4">–Пойдем.</text:span></text:p>
      <text:p text:style-name="P2"><text:span text:style-name="T4">Через полчаса, Павел и Юля стояли у дома Алехина. Зайдя внутрь, он положил вещи и, взяв гитару, вернулся в машину к ожидавшей его девушке. </text:span></text:p>
      <text:p text:style-name="P2"><text:span text:style-name="T4">–Оу, гитара. Ты играешь? </text:span></text:p>
      <text:p text:style-name="P2"><text:span text:style-name="T4">–Да, при этом неплохо. И пою</text:span></text:p>
      <text:p text:style-name="P2"><text:span text:style-name="T4">–А я вот только играть умею. </text:span></text:p>
      <text:p text:style-name="P2"><text:span text:style-name="T4">–Ну поехали в парк, а там уже поговорим.</text:span></text:p>
      <text:p text:style-name="P2"><text:span text:style-name="T4">–Окей, поехали. </text:span></text:p>
      <text:p text:style-name="P2"><text:span text:style-name="T4">В парке Алехин и Юля прогуливались по тенистой аллее. Выдался теплый сентябрьский денек. Подойдя к лавочке, Павел присел, достав гитару. Немного подумав, он начал играть и петь песню на итальянском. Юля внимательно вслушивалась в текст и музыку, сидя рядом. Доиграв, Павел поставил гитару.</text:span></text:p>
      <text:p text:style-name="P2"><text:span text:style-name="T4">–Какая грустная песня. Она про потерю близкого человека, – сказала девушка.</text:span></text:p>
      <text:p text:style-name="P2"><text:span text:style-name="T4">–Ты знаешь итальянский? </text:span></text:p>
      <text:p text:style-name="P2"><text:span text:style-name="T4">–Да, учила. Знаю немного. </text:span></text:p>
      <text:p text:style-name="P2"><text:span text:style-name="T4">–А сыграй ты что-нибудь.</text:span></text:p>
      <text:p text:style-name="P2"><text:span text:style-name="T4">–Ну я давно не практиковалась, но попробую.</text:span></text:p>
      <text:p text:style-name="P2"><text:span text:style-name="T4">Павел передал девушке гитару. Юля, осторожно приняв инструмент, начала играть. Павел закрыл глаза и, подстроившись под музыку, пел на французском. Юля продолжала играть, наслаждаясь глубоким прекрасным пением. Доиграв, она вернула Павлу гитару.</text:span></text:p>
      <text:p text:style-name="P2"><text:soft-page-break/><text:span text:style-name="T4">–Как ты хорошо поешь. Ты не хотел бы поучаствовать в конкурсе по гитаре, который проходит в Таиланде на следующей неделе. Я слышала, в университете набирают группу, кто полетит на него. </text:span></text:p>
      <text:p text:style-name="P2"><text:span text:style-name="T4">–Хм. Интересно. Я слышал про этот конкурс, но я не хочу лететь с университетскими. Слушай, а ты прекрасно играешь. Не хотела бы полететь? </text:span></text:p>
      <text:p text:style-name="P2"><text:span text:style-name="T4">–Но ведь это же очень дорого.</text:span></text:p>
      <text:p text:style-name="P2"><text:span text:style-name="T4">–Насчет этого не переживай. Тут вопросов нет. У меня в Таиланде сеть гостиниц. А полетим на моем самолете. Думаю можно Вадика и Настю еще позвать. </text:span></text:p>
      <text:p text:style-name="P2"><text:span text:style-name="T4">–Ну я думаю можно попробовать, – улыбнувшись сказала Юля.</text:span></text:p>
      <text:p text:style-name="P2"><text:span text:style-name="T4">–Ну и прекрасно. Слушай, Юль, я бы хотел тебе кое-что сказать.</text:span></text:p>
      <text:p text:style-name="P2"><text:span text:style-name="T4">–Да, слушаю тебя.</text:span></text:p>
      <text:p text:style-name="P2"><text:span text:style-name="T4">–Прости, что сначала так грубо с тобой общался. Ты классная.</text:span></text:p>
      <text:p text:style-name="P2"><text:span text:style-name="T4">–Спасибо, Паш, ты тоже. Ты мне сразу понравился. А грубость. Ну ничего страшного, с любым бывает. Мне пора домой, я пойду, наверное.</text:span></text:p>
      <text:p text:style-name="P2"><text:span text:style-name="T4">–Давай я отвезу тебя. </text:span></text:p>
      <text:p text:style-name="P2"><text:span text:style-name="T4">–Ну я даже не знаю.</text:span></text:p>
      <text:p text:style-name="P2"><text:span text:style-name="T4">–Пойдем, пойдем. </text:span></text:p>
      <text:p text:style-name="P2"><text:span text:style-name="T4">–Ну ладно.</text:span></text:p>
      <text:p text:style-name="P2"><text:span text:style-name="T4">Павел отвез Юлю домой, после чего поехал в офис, чтобы решить какие-то вопросы. Там он пробыл еще пару часов, позвонил Насте и Вадиму с предложением лететь в Таиланд. Из офиса Алехин поехал домой, где как обычно провел время в кресле с кофе и учебником.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5T19:26:56.351000000</meta:creation-date>
    <dc:date>2022-05-15T19:27:18.387000000</dc:date>
    <meta:editing-duration>PT22S</meta:editing-duration>
    <meta:editing-cycles>1</meta:editing-cycles>
    <meta:document-statistic meta:table-count="0" meta:image-count="0" meta:object-count="0" meta:page-count="3" meta:paragraph-count="49" meta:word-count="540" meta:character-count="3323" meta:non-whitespace-character-count="2803"/>
    <meta:generator>LibreOffice/7.2.2.2$Windows_X86_64 LibreOffice_project/02b2acce88a210515b4a5bb2e46cbfb63fe97d56</meta:generator>
  </office:meta>
</office:document-meta>
</file>